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style:font-name="Cambria Math" fo:font-size="10pt" fo:font-style="italic" style:text-underline-style="solid" style:text-underline-width="auto" style:text-underline-color="font-color" officeooo:rsid="001246ba" officeooo:paragraph-rsid="001246ba" style:font-style-asian="italic" style:font-style-complex="italic"/>
    </style:style>
    <style:style style:name="P2" style:family="paragraph" style:parent-style-name="Standard">
      <style:paragraph-properties fo:text-align="start" style:justify-single-word="false"/>
      <style:text-properties style:font-name="Cambria Math" officeooo:rsid="000c3957" officeooo:paragraph-rsid="000c3957"/>
    </style:style>
    <style:style style:name="P3" style:family="paragraph" style:parent-style-name="Standard">
      <style:paragraph-properties fo:text-align="start" style:justify-single-word="false"/>
      <style:text-properties style:font-name="Cambria Math" officeooo:rsid="000f93cd" officeooo:paragraph-rsid="000f93cd" style:font-name-complex="Cambria Math1"/>
    </style:style>
    <style:style style:name="P4" style:family="paragraph" style:parent-style-name="Standard">
      <style:paragraph-properties fo:text-align="start" style:justify-single-word="false"/>
      <style:text-properties style:font-name="Cambria Math" officeooo:rsid="00160429" officeooo:paragraph-rsid="00160429" style:font-name-complex="Cambria Math1"/>
    </style:style>
    <style:style style:name="P5" style:family="paragraph" style:parent-style-name="Standard">
      <style:paragraph-properties fo:text-align="start" style:justify-single-word="false"/>
      <style:text-properties style:font-name="Cambria Math" officeooo:rsid="0017ba74" officeooo:paragraph-rsid="0017ba74" style:font-name-complex="Cambria Math1"/>
    </style:style>
    <style:style style:name="P6" style:family="paragraph" style:parent-style-name="Standard">
      <style:paragraph-properties fo:text-align="start" style:justify-single-word="false"/>
      <style:text-properties style:font-name="Cambria Math" officeooo:rsid="001874c6" officeooo:paragraph-rsid="001874c6" style:font-name-complex="Cambria Math1"/>
    </style:style>
    <style:style style:name="P7" style:family="paragraph" style:parent-style-name="Standard">
      <style:paragraph-properties fo:text-align="start" style:justify-single-word="false"/>
      <style:text-properties fo:color="#2a6099" loext:opacity="100%" style:font-name="Cambria Math" fo:font-size="14pt" style:text-underline-style="solid" style:text-underline-width="auto" style:text-underline-color="font-color" officeooo:rsid="00195029" officeooo:paragraph-rsid="00195029" style:font-name-complex="Cambria Math1"/>
    </style:style>
    <style:style style:name="P8" style:family="paragraph" style:parent-style-name="Standard">
      <style:paragraph-properties fo:text-align="start" style:justify-single-word="false"/>
      <style:text-properties fo:color="#2a6099" loext:opacity="100%" style:font-name="Cambria Math" fo:font-size="14pt" style:text-underline-style="solid" style:text-underline-width="auto" style:text-underline-color="font-color" officeooo:rsid="0014f16e" officeooo:paragraph-rsid="0014f16e"/>
    </style:style>
    <style:style style:name="P9" style:family="paragraph" style:parent-style-name="Standard">
      <style:paragraph-properties fo:text-align="start" style:justify-single-word="false"/>
      <style:text-properties fo:color="#2a6099" loext:opacity="100%" style:font-name="Cambria Math" fo:font-size="12pt" fo:font-style="normal" style:text-underline-style="solid" style:text-underline-width="auto" style:text-underline-color="font-color" officeooo:rsid="00104e9a" officeooo:paragraph-rsid="00104e9a" style:font-size-asian="10.5pt" style:font-style-asian="normal" style:font-name-complex="Cambria Math1" style:font-size-complex="12pt" style:font-style-complex="normal"/>
    </style:style>
    <style:style style:name="P10" style:family="paragraph" style:parent-style-name="Standard">
      <style:paragraph-properties fo:text-align="center" style:justify-single-word="false"/>
      <style:text-properties fo:color="#2a6099" loext:opacity="100%" style:font-name="Cambria Math" fo:font-size="16pt" style:text-underline-style="solid" style:text-underline-width="auto" style:text-underline-color="font-color" officeooo:rsid="0014ac16" officeooo:paragraph-rsid="0014ac16"/>
    </style:style>
    <style:style style:name="P11" style:family="paragraph" style:parent-style-name="Standard">
      <style:paragraph-properties fo:text-align="start" style:justify-single-word="false"/>
      <style:text-properties officeooo:paragraph-rsid="0014ac16"/>
    </style:style>
    <style:style style:name="P12" style:family="paragraph" style:parent-style-name="Standard">
      <style:paragraph-properties fo:text-align="start" style:justify-single-word="false"/>
      <style:text-properties officeooo:rsid="0014f16e" officeooo:paragraph-rsid="0014f16e"/>
    </style:style>
    <style:style style:name="P13" style:family="paragraph" style:parent-style-name="Standard">
      <style:paragraph-properties fo:text-align="start" style:justify-single-word="false"/>
      <style:text-properties officeooo:rsid="00160429" officeooo:paragraph-rsid="00160429"/>
    </style:style>
    <style:style style:name="P14" style:family="paragraph" style:parent-style-name="Standard">
      <style:paragraph-properties fo:text-align="start" style:justify-single-word="false" fo:break-before="page"/>
      <style:text-properties officeooo:paragraph-rsid="00104e9a"/>
    </style:style>
    <style:style style:name="P15" style:family="paragraph" style:parent-style-name="Standard">
      <style:paragraph-properties fo:text-align="start" style:justify-single-word="false"/>
      <style:text-properties style:font-name="Cambria Math" officeooo:rsid="0014f16e" officeooo:paragraph-rsid="0014f16e"/>
    </style:style>
    <style:style style:name="P16" style:family="paragraph" style:parent-style-name="Standard">
      <style:paragraph-properties fo:text-align="start" style:justify-single-word="false"/>
      <style:text-properties style:font-name="Cambria Math" officeooo:rsid="00160429" officeooo:paragraph-rsid="00160429" style:font-name-complex="Cambria Math1"/>
    </style:style>
    <style:style style:name="P17" style:family="paragraph" style:parent-style-name="Standard">
      <style:paragraph-properties fo:text-align="start" style:justify-single-word="false"/>
      <style:text-properties style:font-name="Cambria Math" officeooo:rsid="001874c6" officeooo:paragraph-rsid="001874c6" style:font-name-complex="Cambria Math1"/>
    </style:style>
    <style:style style:name="P18" style:family="paragraph" style:parent-style-name="Standard">
      <style:paragraph-properties fo:text-align="start" style:justify-single-word="false"/>
      <style:text-properties officeooo:paragraph-rsid="00160429"/>
    </style:style>
    <style:style style:name="P19" style:family="paragraph" style:parent-style-name="Standard">
      <style:paragraph-properties fo:text-align="start" style:justify-single-word="false"/>
      <style:text-properties officeooo:paragraph-rsid="0017ba74"/>
    </style:style>
    <style:style style:name="P20" style:family="paragraph" style:parent-style-name="Standard">
      <style:paragraph-properties fo:text-align="start" style:justify-single-word="false"/>
      <style:text-properties officeooo:paragraph-rsid="001ef1bf"/>
    </style:style>
    <style:style style:name="T1" style:family="text">
      <style:text-properties style:font-name="Cambria Math"/>
    </style:style>
    <style:style style:name="T2" style:family="text">
      <style:text-properties style:font-name="Cambria Math" style:font-name-complex="Cambria Math1"/>
    </style:style>
    <style:style style:name="T3" style:family="text">
      <style:text-properties style:font-name="Cambria Math" officeooo:rsid="000f93cd" style:font-name-complex="Cambria Math1"/>
    </style:style>
    <style:style style:name="T4" style:family="text">
      <style:text-properties style:font-name="Cambria Math" officeooo:rsid="00160429" style:font-name-complex="Cambria Math1"/>
    </style:style>
    <style:style style:name="T5" style:family="text">
      <style:text-properties style:font-name="Cambria Math" officeooo:rsid="001b1c83" style:font-name-complex="Cambria Math1"/>
    </style:style>
    <style:style style:name="T6" style:family="text">
      <style:text-properties style:font-name="Cambria Math" officeooo:rsid="001dbe6d" style:font-name-complex="Cambria Math1"/>
    </style:style>
    <style:style style:name="T7" style:family="text">
      <style:text-properties style:font-name="Cambria Math" officeooo:rsid="001eac5d" style:font-name-complex="Cambria Math1"/>
    </style:style>
    <style:style style:name="T8" style:family="text">
      <style:text-properties style:font-name="Cambria Math" officeooo:rsid="0017ba74" style:font-name-complex="Cambria Math1"/>
    </style:style>
    <style:style style:name="T9" style:family="text">
      <style:text-properties style:font-name="Cambria Math" officeooo:rsid="001ef1bf" style:font-name-complex="Cambria Math1"/>
    </style:style>
    <style:style style:name="T10" style:family="text">
      <style:text-properties style:font-name="Cambria Math" officeooo:rsid="001874c6" style:font-name-complex="Cambria Math1"/>
    </style:style>
    <style:style style:name="T11" style:family="text">
      <style:text-properties style:font-name="Cambria Math" officeooo:rsid="0014ac16"/>
    </style:style>
    <style:style style:name="T12" style:family="text">
      <style:text-properties style:font-name="Cambria Math" officeooo:rsid="0014f16e"/>
    </style:style>
    <style:style style:name="T13" style:family="text">
      <style:text-properties style:font-name="Cambria Math" officeooo:rsid="0017ba74"/>
    </style:style>
    <style:style style:name="T14" style:family="text">
      <style:text-properties fo:color="#2a6099" loext:opacity="100%" style:font-name="Cambria Math" fo:font-size="14pt" fo:font-style="normal" style:text-underline-style="solid" style:text-underline-width="auto" style:text-underline-color="font-color" officeooo:rsid="001874c6" style:font-style-asian="normal" style:font-name-complex="Cambria Math1" style:font-style-complex="normal"/>
    </style:style>
    <style:style style:name="T15" style:family="text">
      <style:text-properties fo:color="#2a6099" loext:opacity="100%" style:font-name="Cambria Math" fo:font-size="14pt" fo:font-style="normal" style:text-underline-style="solid" style:text-underline-width="auto" style:text-underline-color="font-color" officeooo:rsid="00104e9a" style:font-style-asian="normal" style:font-name-complex="Cambria Math1" style:font-style-complex="normal"/>
    </style:style>
    <style:style style:name="T16" style:family="text">
      <style:text-properties style:font-name="Consolas" style:font-name-complex="Cambria Math1"/>
    </style:style>
    <style:style style:name="T17" style:family="text">
      <style:text-properties officeooo:rsid="0017ba74"/>
    </style:style>
    <style:style style:name="T18" style:family="text">
      <style:text-properties officeooo:rsid="001874c6"/>
    </style:style>
    <style:style style:name="T19" style:family="text">
      <style:text-properties officeooo:rsid="001aed39"/>
    </style:style>
    <style:style style:name="T20" style:family="text">
      <style:text-properties officeooo:rsid="001cce94"/>
    </style:style>
    <style:style style:name="T21" style:family="text">
      <style:text-properties officeooo:rsid="001dd556"/>
    </style:style>
    <style:style style:name="T22" style:family="text">
      <style:text-properties officeooo:rsid="001eac5d"/>
    </style:style>
    <style:style style:name="T23" style:family="text">
      <style:text-properties officeooo:rsid="001ef1bf"/>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raph Isomorphism</text:p>
      <text:p text:style-name="P2"/>
      <text:p text:style-name="P11"><text:span text:style-name="T11">The problem of graph isomorphism is one that has </text:span><text:span text:style-name="T12">been discussed</text:span><text:span text:style-name="T11"> for many years.</text:span></text:p>
      <text:p text:style-name="P11"><text:span text:style-name="T11">Many </text:span><text:span text:style-name="T12">people have worked on various aspects of it, but as for a bound on the time complexity of an algorithm to determine whether two graphs are isomorphic, the most recent breakthrough is due to the mathematician László Babai, who showed that the problem can done in "quasipolynomial" time (</text:span><text:span text:style-name="T12"><draw:frame draw:style-name="fr1" draw:name="Object1" text:anchor-type="as-char" svg:y="-0.1744in" svg:width="0.9063in" svg:height="0.222in" draw:z-index="0"><draw:object xlink:href="./Object 1" xlink:type="simple" xlink:show="embed" xlink:actuate="onLoad"/><draw:image xlink:href="./ObjectReplacements/Object 1" xlink:type="simple" xlink:show="embed" xlink:actuate="onLoad"/></draw:frame></text:span><text:span text:style-name="T12">) in </text:span><text:a xlink:type="simple" xlink:href="http://people.cs.uchicago.edu/~laci/17groups/version2.1.pdf" text:style-name="Internet_20_link" text:visited-style-name="Visited_20_Internet_20_Link"><text:span text:style-name="T12">this paper</text:span></text:a><text:span text:style-name="T12">.</text:span></text:p>
      <text:p text:style-name="P15"/>
      <text:p text:style-name="P12"><text:span text:style-name="T12">I</text:span><text:span text:style-name="T1"> demonstrate my own much much much less elegant</text:span><text:span text:style-name="T13"> (but straightforward)</text:span><text:span text:style-name="T1"> algorithm that runs in worse than factorial time.</text:span></text:p>
      <text:p text:style-name="P2"/>
      <text:p text:style-name="P8">Setup</text:p>
      <text:p text:style-name="P12"><text:span text:style-name="T3">I</text:span><text:span text:style-name="T2"> define</text:span><text:span text:style-name="T4"> a</text:span><text:span text:style-name="T2"> Graph as an object which encapsulates a </text:span><text:span text:style-name="T16">std::vector&lt;std::vector&lt;bool&gt;&gt;</text:span><text:span text:style-name="T2">, representing the adjacency matrix of the graph.</text:span></text:p>
      <text:p text:style-name="P18"><text:span text:style-name="T4">I use booleans assuming that </text:span><text:span text:style-name="T5">any pair of edges has either 0 or 1 edges</text:span><text:span text:style-name="T4">.</text:span></text:p>
      <text:p text:style-name="P4">Th<text:span text:style-name="T20">e</text:span> Graph object is constructed from a string which represents the rows of the adjacency matrix, separated by commas.</text:p>
      <text:p text:style-name="P13"><text:span text:style-name="T2">I overload </text:span><text:span text:style-name="T16">operator&lt;&lt; </text:span><text:span text:style-name="T2">to display the matrix, and </text:span><text:span text:style-name="T6">then</text:span><text:span text:style-name="T2"> </text:span><text:span text:style-name="T16">operator==</text:span><text:span text:style-name="T2"> to check whether two graph</text:span><text:span text:style-name="T6">s</text:span><text:span text:style-name="T2"> are equal, asserting that any isomorphic graphs are also equal.</text:span></text:p>
      <text:p text:style-name="P3"/>
      <text:p text:style-name="P7">Implementation</text:p>
      <text:p text:style-name="P4">Formally, two graphs G and H are isomorphic if<draw:frame draw:style-name="fr1" draw:name="Object2" text:anchor-type="as-char" svg:y="-0.152in" svg:width="3.5465in" svg:height="0.1992in" draw:z-index="1"><draw:object xlink:href="./Object 2" xlink:type="simple" xlink:show="embed" xlink:actuate="onLoad"/><draw:image xlink:href="./ObjectReplacements/Object 2" xlink:type="simple" xlink:show="embed" xlink:actuate="onLoad"/></draw:frame></text:p>
      <text:p text:style-name="P4">Which is kind of opaque to think about.</text:p>
      <text:p text:style-name="P4"><text:span text:style-name="T21">For the sake of c</text:span>omputation, it's <text:span text:style-name="T21">clearer to say</text:span> that<text:span text:style-name="T17"> this describes the existence of a "vertex permutation" from G to H.</text:span></text:p>
      <text:p text:style-name="P19"><text:span text:style-name="T7">E</text:span><text:span text:style-name="T8">ssentially, if we label the vertices of G from 1 to n, we need to find a way to permute this labelling such that </text:span><text:span text:style-name="T10">matrix of G becomes the matrix of H.</text:span></text:p>
      <text:p text:style-name="P20"><text:span text:style-name="T9">We may also note that different-sized graphs are trivially non-isomorphic.</text:span></text:p>
      <text:p text:style-name="P5"/>
      <text:p text:style-name="P6">Upon realizing this we can implement <text:a xlink:type="simple" xlink:href="https://en.wikipedia.org/wiki/Heap%27s_algorithm" text:style-name="Internet_20_link" text:visited-style-name="Visited_20_Internet_20_Link">Heap's Algorithm</text:a><text:span text:style-name="T19"> (NB: this only generates permutations of an array, it's not related to graphs directly in any way)</text:span> to generate the permutations and check them each manually.</text:p>
      <text:p text:style-name="P6"/>
      <text:p text:style-name="P6">It's useful to realize at this point that parts of our matrix representation are redundant, and we can ignore the main diagonal because we are assuming that no "loops" are present, and we only need to check one side of this diagonal, because we assume an un-directed graph, so we have symmetry along this diagon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mbria Math" fo:font-size="10pt" fo:font-style="italic" style:text-underline-style="solid" style:text-underline-width="auto" style:text-underline-color="font-color" officeooo:rsid="001246ba" officeooo:paragraph-rsid="001246ba"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mmanuel Katwikiriz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6T04:56:09.547000000</meta:creation-date>
    <dc:date>2022-07-10T22:29:31.582000000</dc:date>
    <meta:editing-duration>PT36M15S</meta:editing-duration>
    <meta:editing-cycles>15</meta:editing-cycles>
    <meta:generator>LibreOffice/7.0.1.2$Windows_X86_64 LibreOffice_project/7cbcfc562f6eb6708b5ff7d7397325de9e764452</meta:generator>
    <meta:document-statistic meta:table-count="0" meta:image-count="0" meta:object-count="2" meta:page-count="1" meta:paragraph-count="18" meta:word-count="339" meta:character-count="1991" meta:non-whitespace-character-count="1670"/>
  </office:meta>
</office:document-meta>
</file>

<file path=Object 1/content.xml><?xml version="1.0" encoding="utf-8"?>
<math xmlns="http://www.w3.org/1998/Math/MathML" display="block">
  <semantics>
    <mrow>
      <mi>exp</mi>
      <mrow>
        <mo fence="true" stretchy="false">(</mo>
        <mrow>
          <mrow>
            <msup>
              <mi>ln</mi>
              <mrow>
                <mi>O</mi>
                <mrow>
                  <mo fence="true" stretchy="false">(</mo>
                  <mrow>
                    <mn>1</mn>
                  </mrow>
                  <mo fence="true" stretchy="false">)</mo>
                </mrow>
              </mrow>
            </msup>
            <mi>n</mi>
          </mrow>
        </mrow>
        <mo fence="true" stretchy="false">)</mo>
      </mrow>
    </mrow>
    <annotation encoding="StarMath 5.0">exp(ln^{O(1)} n)</annotation>
  </semantics>
</math>
</file>

<file path=Object 2/content.xml><?xml version="1.0" encoding="utf-8"?>
<math xmlns="http://www.w3.org/1998/Math/MathML" display="block">
  <semantics>
    <mrow>
      <mo stretchy="false">∃</mo>
      <mi>f</mi>
      <mi mathvariant="normal">:</mi>
      <mi>V</mi>
      <mrow>
        <mo fence="true" stretchy="false">(</mo>
        <mrow>
          <mi>G</mi>
        </mrow>
        <mo fence="true" stretchy="false">)</mo>
      </mrow>
      <mo stretchy="false">→</mo>
      <mi>V</mi>
      <mrow>
        <mo fence="true" stretchy="false">(</mo>
        <mrow>
          <mi>H</mi>
        </mrow>
        <mo fence="true" stretchy="false">)</mo>
      </mrow>
      <mi>,</mi>
      <mo stretchy="false">∀</mo>
      <mrow>
        <mi mathvariant="italic">uv</mi>
        <mo stretchy="false">∈</mo>
        <mi>E</mi>
      </mrow>
      <mrow>
        <mo fence="true" stretchy="false">(</mo>
        <mrow>
          <mi>G</mi>
        </mrow>
        <mo fence="true" stretchy="false">)</mo>
      </mrow>
      <mo stretchy="false">⇔</mo>
      <mi>f</mi>
      <mrow>
        <mo fence="true" stretchy="false">(</mo>
        <mrow>
          <mi>u</mi>
        </mrow>
        <mo fence="true" stretchy="false">)</mo>
      </mrow>
      <mi>f</mi>
      <mrow>
        <mrow>
          <mo fence="true" stretchy="false">(</mo>
          <mrow>
            <mi>v</mi>
          </mrow>
          <mo fence="true" stretchy="false">)</mo>
        </mrow>
        <mo stretchy="false">∈</mo>
        <mi>E</mi>
      </mrow>
      <mrow>
        <mo fence="true" stretchy="false">(</mo>
        <mrow>
          <mi>H</mi>
        </mrow>
        <mo fence="true" stretchy="false">)</mo>
      </mrow>
    </mrow>
    <annotation encoding="StarMath 5.0">exists f:V(G)-&gt;V(H), forall uv in E(G) dlrarrow f(u)f(v) in E(H)</annotation>
  </semantics>
</math>
</file>